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8000000438B128E23597E22D2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13.969cm, 23.982cm, 10.592cm, 15.31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6.2cm" svg:height="5cm" svg:x="5.8cm" svg:y="14.9cm">
          <draw:image xlink:href="Pictures/100000000000078000000438B128E23597E22D2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1T15:27:59.156230078</dc:date>
    <meta:editing-duration>PT52M52S</meta:editing-duration>
    <meta:editing-cycles>3</meta:editing-cycles>
    <meta:generator>LibreOffice/5.2.3.2$Linux_x86 LibreOffice_project/20m0$Build-2</meta:generator>
    <meta:document-statistic meta:object-count="1"/>
  </office:meta>
</office:document-meta>
</file>